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T14" style:parent-style-name="IntenseReference" style:family="text">
      <style:text-properties fo:color="#3A7C22"/>
    </style:style>
    <style:style style:name="P15" style:parent-style-name="Normal" style:family="paragraph">
      <style:paragraph-properties fo:text-align="center"/>
    </style:style>
    <style:style style:name="P16" style:parent-style-name="Normal" style:family="paragraph">
      <style:paragraph-properties fo:text-align="center"/>
      <style:text-properties fo:color="#3A7C22"/>
    </style:style>
    <style:style style:name="P17" style:parent-style-name="Normal" style:family="paragraph">
      <style:paragraph-properties fo:text-align="center"/>
      <style:text-properties fo:color="#3A7C22"/>
    </style:style>
    <style:style style:name="P18" style:parent-style-name="Normal" style:family="paragraph">
      <style:paragraph-properties fo:text-align="center"/>
      <style:text-properties fo:color="#3A7C22"/>
    </style:style>
    <style:style style:name="P19" style:parent-style-name="Normal" style:family="paragraph">
      <style:text-properties fo:color="#3A7C22"/>
    </style:style>
    <style:style style:name="P20" style:parent-style-name="Normal" style:family="paragraph">
      <style:paragraph-properties fo:text-align="center"/>
    </style:style>
    <style:style style:name="P21" style:parent-style-name="Heading1" style:family="paragraph">
      <style:paragraph-properties fo:break-before="page"/>
    </style:style>
    <style:style style:name="P22" style:parent-style-name="Normal" style:family="paragraph">
      <style:paragraph-properties fo:line-height="107%"/>
    </style:style>
    <style:style style:name="P23" style:parent-style-name="Normal" style:family="paragraph">
      <style:paragraph-properties fo:line-height="107%"/>
    </style:style>
    <style:style style:name="P24" style:parent-style-name="Normal" style:family="paragraph">
      <style:paragraph-properties fo:line-height="107%"/>
    </style:style>
    <style:style style:name="P25" style:parent-style-name="Normal" style:family="paragraph">
      <style:paragraph-properties fo:line-height="107%"/>
    </style:style>
    <style:style style:name="P26" style:parent-style-name="Normal" style:family="paragraph">
      <style:paragraph-properties fo:line-height="107%"/>
    </style:style>
    <style:style style:name="P27" style:parent-style-name="Normal" style:family="paragraph">
      <style:paragraph-properties fo:line-height="107%"/>
    </style:style>
    <style:style style:name="P28" style:parent-style-name="Normal" style:family="paragraph">
      <style:paragraph-properties fo:line-height="107%"/>
    </style:style>
    <style:style style:name="P29" style:parent-style-name="Normal" style:family="paragraph">
      <style:paragraph-properties fo:line-height="107%"/>
    </style:style>
    <style:style style:name="P30" style:parent-style-name="Normal" style:family="paragraph">
      <style:paragraph-properties fo:line-height="107%"/>
    </style:style>
    <style:style style:name="P31" style:parent-style-name="Normal" style:family="paragraph">
      <style:paragraph-properties fo:break-before="page" fo:line-height="107%"/>
    </style:style>
    <style:style style:name="P32" style:parent-style-name="TOC1" style:family="paragraph">
      <style:paragraph-properties>
        <style:tab-stops>
          <style:tab-stop style:type="right" style:leader-style="dotted" style:leader-text="." style:position="6.2611in"/>
        </style:tab-stops>
      </style:paragraph-properties>
    </style:style>
    <style:style style:name="P33" style:parent-style-name="TOC1" style:family="paragraph">
      <style:paragraph-properties>
        <style:tab-stops>
          <style:tab-stop style:type="right" style:leader-style="dotted" style:leader-text="." style:position="6.2611in"/>
        </style:tab-stops>
      </style:paragraph-properties>
    </style:style>
    <style:style style:name="P34"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5" style:parent-style-name="DefaultParagraphFont" style:family="text">
      <style:text-properties style:font-name="Aptos" style:font-name-asian="Times New Roman" style:font-name-complex="Times New Roman" style:letter-kerning="true" style:language-asian="en" style:country-asian="GB"/>
    </style:style>
    <style:style style:name="P36"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37" style:parent-style-name="DefaultParagraphFont" style:family="text">
      <style:text-properties style:font-name="Aptos" style:font-name-asian="Times New Roman" style:font-name-complex="Times New Roman" style:letter-kerning="true" style:language-asian="en" style:country-asian="GB"/>
    </style:style>
    <style:style style:name="P3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39" style:parent-style-name="DefaultParagraphFont" style:family="text">
      <style:text-properties style:font-name="Aptos" style:font-name-asian="Times New Roman" style:font-name-complex="Times New Roman" style:letter-kerning="true" style:language-asian="en" style:country-asian="GB"/>
    </style:style>
    <style:style style:name="P4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1" style:parent-style-name="DefaultParagraphFont" style:family="text">
      <style:text-properties style:font-name="Aptos" style:font-name-asian="Times New Roman" style:font-name-complex="Times New Roman" style:letter-kerning="true" style:language-asian="en" style:country-asian="GB"/>
    </style:style>
    <style:style style:name="P4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43" style:parent-style-name="DefaultParagraphFont" style:family="text">
      <style:text-properties style:font-name="Aptos" style:font-name-asian="Times New Roman" style:font-name-complex="Times New Roman" style:letter-kerning="true" style:language-asian="en" style:country-asian="GB"/>
    </style:style>
    <style:style style:name="P4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45" style:parent-style-name="DefaultParagraphFont" style:family="text">
      <style:text-properties style:font-name="Aptos" style:font-name-asian="Times New Roman" style:font-name-complex="Times New Roman" style:letter-kerning="true" style:language-asian="en" style:country-asian="GB"/>
    </style:style>
    <style:style style:name="P46" style:parent-style-name="TOC2" style:family="paragraph">
      <style:paragraph-properties>
        <style:tab-stops>
          <style:tab-stop style:type="left" style:position="0.6666in"/>
          <style:tab-stop style:type="right" style:leader-style="dotted" style:leader-text="." style:position="6.0944in"/>
        </style:tab-stops>
      </style:paragraph-properties>
    </style:style>
    <style:style style:name="T47" style:parent-style-name="DefaultParagraphFont" style:family="text">
      <style:text-properties style:font-name="Aptos" style:font-name-asian="Times New Roman" style:font-name-complex="Times New Roman" style:letter-kerning="true" style:language-asian="en" style:country-asian="GB"/>
    </style:style>
    <style:style style:name="P4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49" style:parent-style-name="DefaultParagraphFont" style:family="text">
      <style:text-properties style:font-name="Aptos" style:font-name-asian="Times New Roman" style:font-name-complex="Times New Roman" style:letter-kerning="true" style:language-asian="en" style:country-asian="GB"/>
    </style:style>
    <style:style style:name="P50"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51" style:parent-style-name="DefaultParagraphFont" style:family="text">
      <style:text-properties style:font-name="Aptos" style:font-name-asian="Times New Roman" style:font-name-complex="Times New Roman" style:letter-kerning="true" style:language-asian="en" style:country-asian="GB"/>
    </style:style>
    <style:style style:name="P5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3" style:parent-style-name="DefaultParagraphFont" style:family="text">
      <style:text-properties style:font-name="Aptos" style:font-name-asian="Times New Roman" style:font-name-complex="Times New Roman" style:letter-kerning="true" style:language-asian="en" style:country-asian="GB"/>
    </style:style>
    <style:style style:name="P5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55" style:parent-style-name="DefaultParagraphFont" style:family="text">
      <style:text-properties style:font-name="Aptos" style:font-name-asian="Times New Roman" style:font-name-complex="Times New Roman" style:letter-kerning="true" style:language-asian="en" style:country-asian="GB"/>
    </style:style>
    <style:style style:name="P5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57" style:parent-style-name="DefaultParagraphFont" style:family="text">
      <style:text-properties style:font-name="Aptos" style:font-name-asian="Times New Roman" style:font-name-complex="Times New Roman" style:letter-kerning="true" style:language-asian="en" style:country-asian="GB"/>
    </style:style>
    <style:style style:name="P5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59" style:parent-style-name="DefaultParagraphFont" style:family="text">
      <style:text-properties style:font-name="Aptos" style:font-name-asian="Times New Roman" style:font-name-complex="Times New Roman" style:letter-kerning="true" style:language-asian="en" style:country-asian="GB"/>
    </style:style>
    <style:style style:name="P6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1" style:parent-style-name="DefaultParagraphFont" style:family="text">
      <style:text-properties style:font-name="Aptos" style:font-name-asian="Times New Roman" style:font-name-complex="Times New Roman" style:letter-kerning="true" style:language-asian="en" style:country-asian="GB"/>
    </style:style>
    <style:style style:name="P62"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63" style:parent-style-name="DefaultParagraphFont" style:family="text">
      <style:text-properties style:font-name="Aptos" style:font-name-asian="Times New Roman" style:font-name-complex="Times New Roman" style:letter-kerning="true" style:language-asian="en" style:country-asian="GB"/>
    </style:style>
    <style:style style:name="P6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65" style:parent-style-name="DefaultParagraphFont" style:family="text">
      <style:text-properties style:font-name="Aptos" style:font-name-asian="Times New Roman" style:font-name-complex="Times New Roman" style:letter-kerning="true" style:language-asian="en" style:country-asian="GB"/>
    </style:style>
    <style:style style:name="P6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7" style:parent-style-name="DefaultParagraphFont" style:family="text">
      <style:text-properties style:font-name="Aptos" style:font-name-asian="Times New Roman" style:font-name-complex="Times New Roman" style:letter-kerning="true" style:language-asian="en" style:country-asian="GB"/>
    </style:style>
    <style:style style:name="P68"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69" style:parent-style-name="DefaultParagraphFont" style:family="text">
      <style:text-properties style:font-name="Aptos" style:font-name-asian="Times New Roman" style:font-name-complex="Times New Roman" style:letter-kerning="true" style:language-asian="en" style:country-asian="GB"/>
    </style:style>
    <style:style style:name="P7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1" style:parent-style-name="DefaultParagraphFont" style:family="text">
      <style:text-properties style:font-name="Aptos" style:font-name-asian="Times New Roman" style:font-name-complex="Times New Roman" style:letter-kerning="true" style:language-asian="en" style:country-asian="GB"/>
    </style:style>
    <style:style style:name="P72"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3" style:parent-style-name="DefaultParagraphFont" style:family="text">
      <style:text-properties style:font-name="Aptos" style:font-name-asian="Times New Roman" style:font-name-complex="Times New Roman" style:letter-kerning="true" style:language-asian="en" style:country-asian="GB"/>
    </style:style>
    <style:style style:name="P7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75" style:parent-style-name="DefaultParagraphFont" style:family="text">
      <style:text-properties style:font-name="Aptos" style:font-name-asian="Times New Roman" style:font-name-complex="Times New Roman" style:letter-kerning="true" style:language-asian="en" style:country-asian="GB"/>
    </style:style>
    <style:style style:name="P76"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77" style:parent-style-name="DefaultParagraphFont" style:family="text">
      <style:text-properties style:font-name="Aptos" style:font-name-asian="Times New Roman" style:font-name-complex="Times New Roman" style:letter-kerning="true" style:language-asian="en" style:country-asian="GB"/>
    </style:style>
    <style:style style:name="P7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79" style:parent-style-name="DefaultParagraphFont" style:family="text">
      <style:text-properties style:font-name="Aptos" style:font-name-asian="Times New Roman" style:font-name-complex="Times New Roman" style:letter-kerning="true" style:language-asian="en" style:country-asian="GB"/>
    </style:style>
    <style:style style:name="P8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1" style:parent-style-name="DefaultParagraphFont" style:family="text">
      <style:text-properties style:font-name="Aptos" style:font-name-asian="Times New Roman" style:font-name-complex="Times New Roman" style:letter-kerning="true" style:language-asian="en" style:country-asian="GB"/>
    </style:style>
    <style:style style:name="P8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83" style:parent-style-name="DefaultParagraphFont" style:family="text">
      <style:text-properties style:font-name="Aptos" style:font-name-asian="Times New Roman" style:font-name-complex="Times New Roman" style:letter-kerning="true" style:language-asian="en" style:country-asian="GB"/>
    </style:style>
    <style:style style:name="P84"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5" style:parent-style-name="DefaultParagraphFont" style:family="text">
      <style:text-properties style:font-name="Aptos" style:font-name-asian="Times New Roman" style:font-name-complex="Times New Roman" style:letter-kerning="true" style:language-asian="en" style:country-asian="GB"/>
    </style:style>
    <style:style style:name="P86" style:parent-style-name="TOC3" style:family="paragraph">
      <style:paragraph-properties>
        <style:tab-stops>
          <style:tab-stop style:type="left" style:position="0.6666in"/>
          <style:tab-stop style:type="right" style:leader-style="dotted" style:leader-text="." style:position="5.9277in"/>
        </style:tab-stops>
      </style:paragraph-properties>
    </style:style>
    <style:style style:name="T87" style:parent-style-name="DefaultParagraphFont" style:family="text">
      <style:text-properties style:font-name="Aptos" style:font-name-asian="Times New Roman" style:font-name-complex="Times New Roman" style:letter-kerning="true" style:language-asian="en" style:country-asian="GB"/>
    </style:style>
    <style:style style:name="P8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89" style:parent-style-name="DefaultParagraphFont" style:family="text">
      <style:text-properties style:font-name="Aptos" style:font-name-asian="Times New Roman" style:font-name-complex="Times New Roman" style:letter-kerning="true" style:language-asian="en" style:country-asian="GB"/>
    </style:style>
    <style:style style:name="P9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1" style:parent-style-name="DefaultParagraphFont" style:family="text">
      <style:text-properties style:font-name="Aptos" style:font-name-asian="Times New Roman" style:font-name-complex="Times New Roman" style:letter-kerning="true" style:language-asian="en" style:country-asian="GB"/>
    </style:style>
    <style:style style:name="P9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3" style:parent-style-name="DefaultParagraphFont" style:family="text">
      <style:text-properties style:font-name="Aptos" style:font-name-asian="Times New Roman" style:font-name-complex="Times New Roman" style:letter-kerning="true" style:language-asian="en" style:country-asian="GB"/>
    </style:style>
    <style:style style:name="P9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5" style:parent-style-name="DefaultParagraphFont" style:family="text">
      <style:text-properties style:font-name="Aptos" style:font-name-asian="Times New Roman" style:font-name-complex="Times New Roman" style:letter-kerning="true" style:language-asian="en" style:country-asian="GB"/>
    </style:style>
    <style:style style:name="P9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97" style:parent-style-name="DefaultParagraphFont" style:family="text">
      <style:text-properties style:font-name="Aptos" style:font-name-asian="Times New Roman" style:font-name-complex="Times New Roman" style:letter-kerning="true" style:language-asian="en" style:country-asian="GB"/>
    </style:style>
    <style:style style:name="P9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99" style:parent-style-name="DefaultParagraphFont" style:family="text">
      <style:text-properties style:font-name="Aptos" style:font-name-asian="Times New Roman" style:font-name-complex="Times New Roman" style:letter-kerning="true" style:language-asian="en" style:country-asian="GB"/>
    </style:style>
    <style:style style:name="P10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1" style:parent-style-name="DefaultParagraphFont" style:family="text">
      <style:text-properties style:font-name="Aptos" style:font-name-asian="Times New Roman" style:font-name-complex="Times New Roman" style:letter-kerning="true" style:language-asian="en" style:country-asian="GB"/>
    </style:style>
    <style:style style:name="P10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3" style:parent-style-name="DefaultParagraphFont" style:family="text">
      <style:text-properties style:font-name="Aptos" style:font-name-asian="Times New Roman" style:font-name-complex="Times New Roman" style:letter-kerning="true" style:language-asian="en" style:country-asian="GB"/>
    </style:style>
    <style:style style:name="P10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5" style:parent-style-name="DefaultParagraphFont" style:family="text">
      <style:text-properties style:font-name="Aptos" style:font-name-asian="Times New Roman" style:font-name-complex="Times New Roman" style:letter-kerning="true" style:language-asian="en" style:country-asian="GB"/>
    </style:style>
    <style:style style:name="P10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7" style:parent-style-name="DefaultParagraphFont" style:family="text">
      <style:text-properties style:font-name="Aptos" style:font-name-asian="Times New Roman" style:font-name-complex="Times New Roman" style:letter-kerning="true" style:language-asian="en" style:country-asian="GB"/>
    </style:style>
    <style:style style:name="P10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09" style:parent-style-name="DefaultParagraphFont" style:family="text">
      <style:text-properties style:font-name="Aptos" style:font-name-asian="Times New Roman" style:font-name-complex="Times New Roman" style:letter-kerning="true" style:language-asian="en" style:country-asian="GB"/>
    </style:style>
    <style:style style:name="P110"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11" style:parent-style-name="DefaultParagraphFont" style:family="text">
      <style:text-properties style:font-name="Aptos" style:font-name-asian="Times New Roman" style:font-name-complex="Times New Roman" style:letter-kerning="true" style:language-asian="en" style:country-asian="GB"/>
    </style:style>
    <style:style style:name="P11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3" style:parent-style-name="DefaultParagraphFont" style:family="text">
      <style:text-properties style:font-name="Aptos" style:font-name-asian="Times New Roman" style:font-name-complex="Times New Roman" style:letter-kerning="true" style:language-asian="en" style:country-asian="GB"/>
    </style:style>
    <style:style style:name="P11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5" style:parent-style-name="DefaultParagraphFont" style:family="text">
      <style:text-properties style:font-name="Aptos" style:font-name-asian="Times New Roman" style:font-name-complex="Times New Roman" style:letter-kerning="true" style:language-asian="en" style:country-asian="GB"/>
    </style:style>
    <style:style style:name="P116"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17" style:parent-style-name="DefaultParagraphFont" style:family="text">
      <style:text-properties style:font-name="Aptos" style:font-name-asian="Times New Roman" style:font-name-complex="Times New Roman" style:letter-kerning="true" style:language-asian="en" style:country-asian="GB"/>
    </style:style>
    <style:style style:name="P118"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19" style:parent-style-name="DefaultParagraphFont" style:family="text">
      <style:text-properties style:font-name="Aptos" style:font-name-asian="Times New Roman" style:font-name-complex="Times New Roman" style:letter-kerning="true" style:language-asian="en" style:country-asian="GB"/>
    </style:style>
    <style:style style:name="P12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1" style:parent-style-name="DefaultParagraphFont" style:family="text">
      <style:text-properties style:font-name="Aptos" style:font-name-asian="Times New Roman" style:font-name-complex="Times New Roman" style:letter-kerning="true" style:language-asian="en" style:country-asian="GB"/>
    </style:style>
    <style:style style:name="P12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3" style:parent-style-name="DefaultParagraphFont" style:family="text">
      <style:text-properties style:font-name="Aptos" style:font-name-asian="Times New Roman" style:font-name-complex="Times New Roman" style:letter-kerning="true" style:language-asian="en" style:country-asian="GB"/>
    </style:style>
    <style:style style:name="P124"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5" style:parent-style-name="DefaultParagraphFont" style:family="text">
      <style:text-properties style:font-name="Aptos" style:font-name-asian="Times New Roman" style:font-name-complex="Times New Roman" style:letter-kerning="true" style:language-asian="en" style:country-asian="GB"/>
    </style:style>
    <style:style style:name="P126"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27" style:parent-style-name="DefaultParagraphFont" style:family="text">
      <style:text-properties style:font-name="Aptos" style:font-name-asian="Times New Roman" style:font-name-complex="Times New Roman" style:letter-kerning="true" style:language-asian="en" style:country-asian="GB"/>
    </style:style>
    <style:style style:name="P128"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29" style:parent-style-name="DefaultParagraphFont" style:family="text">
      <style:text-properties style:font-name="Aptos" style:font-name-asian="Times New Roman" style:font-name-complex="Times New Roman" style:letter-kerning="true" style:language-asian="en" style:country-asian="GB"/>
    </style:style>
    <style:style style:name="P130"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1" style:parent-style-name="DefaultParagraphFont" style:family="text">
      <style:text-properties style:font-name="Aptos" style:font-name-asian="Times New Roman" style:font-name-complex="Times New Roman" style:letter-kerning="true" style:language-asian="en" style:country-asian="GB"/>
    </style:style>
    <style:style style:name="P132" style:parent-style-name="TOC2" style:family="paragraph">
      <style:paragraph-properties>
        <style:tab-stops>
          <style:tab-stop style:type="left" style:position="0.5in"/>
          <style:tab-stop style:type="right" style:leader-style="dotted" style:leader-text="." style:position="6.0944in"/>
        </style:tab-stops>
      </style:paragraph-properties>
    </style:style>
    <style:style style:name="T133" style:parent-style-name="DefaultParagraphFont" style:family="text">
      <style:text-properties style:font-name="Aptos" style:font-name-asian="Times New Roman" style:font-name-complex="Times New Roman" style:letter-kerning="true" style:language-asian="en" style:country-asian="GB"/>
    </style:style>
    <style:style style:name="P134"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35" style:parent-style-name="DefaultParagraphFont" style:family="text">
      <style:text-properties style:font-name="Aptos" style:font-name-asian="Times New Roman" style:font-name-complex="Times New Roman" style:letter-kerning="true" style:language-asian="en" style:country-asian="GB"/>
    </style:style>
    <style:style style:name="P136" style:parent-style-name="TOC1" style:family="paragraph">
      <style:paragraph-properties>
        <style:tab-stops>
          <style:tab-stop style:type="left" style:position="0.5in"/>
          <style:tab-stop style:type="right" style:leader-style="dotted" style:leader-text="." style:position="6.2611in"/>
        </style:tab-stops>
      </style:paragraph-properties>
    </style:style>
    <style:style style:name="T137" style:parent-style-name="DefaultParagraphFont" style:family="text">
      <style:text-properties style:font-name="Aptos" style:font-name-asian="Times New Roman" style:font-name-complex="Times New Roman" style:letter-kerning="true" style:language-asian="en" style:country-asian="GB"/>
    </style:style>
    <style:style style:name="P138" style:parent-style-name="Normal" style:family="paragraph">
      <style:paragraph-properties fo:break-before="page" fo:line-height="107%"/>
    </style:style>
    <style:style style:name="P139" style:parent-style-name="Heading1" style:list-style-name="LFO1" style:family="paragraph"/>
    <style:style style:name="P140" style:parent-style-name="Normal" style:family="paragraph">
      <style:paragraph-properties fo:line-height="107%"/>
    </style:style>
    <style:style style:name="P141" style:parent-style-name="Normal" style:family="paragraph">
      <style:paragraph-properties fo:break-before="page" fo:line-height="107%"/>
    </style:style>
    <style:style style:name="P142" style:parent-style-name="Heading1" style:list-style-name="LFO1" style:family="paragraph"/>
    <style:style style:name="P143" style:parent-style-name="Heading2" style:list-style-name="LFO1" style:family="paragraph"/>
    <style:style style:name="P144" style:parent-style-name="Heading2" style:list-style-name="LFO1" style:family="paragraph"/>
    <style:style style:name="P145" style:parent-style-name="Heading3" style:list-style-name="LFO1" style:family="paragraph"/>
    <style:style style:name="P146" style:parent-style-name="Heading3" style:list-style-name="LFO1" style:family="paragraph"/>
    <style:style style:name="P147" style:parent-style-name="Heading2" style:list-style-name="LFO1" style:family="paragraph"/>
    <style:style style:name="P148" style:parent-style-name="Heading2" style:list-style-name="LFO1" style:family="paragraph"/>
    <style:style style:name="P149" style:parent-style-name="Normal" style:family="paragraph">
      <style:paragraph-properties fo:break-before="page" fo:line-height="107%"/>
    </style:style>
    <style:style style:name="P150" style:parent-style-name="Heading1" style:list-style-name="LFO1" style:family="paragraph"/>
    <style:style style:name="P151" style:parent-style-name="Heading2" style:list-style-name="LFO1" style:family="paragraph"/>
    <style:style style:name="P152" style:parent-style-name="Heading3" style:list-style-name="LFO1" style:family="paragraph"/>
    <style:style style:name="P153" style:parent-style-name="Heading3" style:list-style-name="LFO1" style:family="paragraph"/>
    <style:style style:name="P154" style:parent-style-name="Heading2" style:list-style-name="LFO1" style:family="paragraph"/>
    <style:style style:name="P155" style:parent-style-name="Heading2" style:list-style-name="LFO1" style:family="paragraph"/>
    <style:style style:name="P156" style:parent-style-name="Normal" style:family="paragraph">
      <style:paragraph-properties fo:break-before="page" fo:line-height="107%"/>
      <style:text-properties style:font-name="Aptos Display" style:font-name-asian="Times New Roman" style:font-name-complex="Times New Roman" fo:color="#0F4761" fo:font-size="20pt" style:font-size-asian="20pt" style:font-size-complex="20pt"/>
    </style:style>
    <style:style style:name="P157" style:parent-style-name="Normal" style:family="paragraph">
      <style:paragraph-properties fo:line-height="107%"/>
      <style:text-properties style:font-name="Aptos Display" style:font-name-asian="Times New Roman" style:font-name-complex="Times New Roman" fo:color="#0F4761" fo:font-size="20pt" style:font-size-asian="20pt" style:font-size-complex="20pt"/>
    </style:style>
    <style:style style:name="P158" style:parent-style-name="Heading1" style:list-style-name="LFO1" style:family="paragraph"/>
    <style:style style:name="P159" style:parent-style-name="Heading2" style:list-style-name="LFO1" style:family="paragraph"/>
    <style:style style:name="P160" style:parent-style-name="Heading3" style:list-style-name="LFO1" style:family="paragraph"/>
    <style:style style:name="P161" style:parent-style-name="Heading3" style:list-style-name="LFO1" style:family="paragraph"/>
    <style:style style:name="P162" style:parent-style-name="Heading2" style:list-style-name="LFO1" style:family="paragraph"/>
    <style:style style:name="P163" style:parent-style-name="Heading3" style:list-style-name="LFO1" style:family="paragraph"/>
    <style:style style:name="P164" style:parent-style-name="Heading3" style:list-style-name="LFO1" style:family="paragraph"/>
    <style:style style:name="P165" style:parent-style-name="Heading1" style:list-style-name="LFO1" style:family="paragraph">
      <style:paragraph-properties fo:break-before="page"/>
    </style:style>
    <style:style style:name="P166" style:parent-style-name="Heading2" style:list-style-name="LFO1" style:family="paragraph"/>
    <style:style style:name="P167" style:parent-style-name="Heading2" style:list-style-name="LFO1" style:family="paragraph"/>
    <style:style style:name="P168" style:parent-style-name="Heading2" style:list-style-name="LFO1" style:family="paragraph"/>
    <style:style style:name="P169" style:parent-style-name="Heading3" style:list-style-name="LFO1" style:family="paragraph"/>
    <style:style style:name="P170" style:parent-style-name="Heading3" style:list-style-name="LFO1" style:family="paragraph"/>
    <style:style style:name="T171" style:parent-style-name="DefaultParagraphFont" style:family="text">
      <style:text-properties fo:background-color="#FFFF00"/>
    </style:style>
    <style:style style:name="P172" style:parent-style-name="Normal" style:family="paragraph">
      <style:paragraph-properties fo:break-before="page" fo:line-height="107%"/>
      <style:text-properties style:font-name="Aptos Display" style:font-name-asian="Times New Roman" style:font-name-complex="Times New Roman" fo:color="#0F4761" fo:font-size="20pt" style:font-size-asian="20pt" style:font-size-complex="20pt"/>
    </style:style>
    <style:style style:name="P173" style:parent-style-name="Heading1" style:list-style-name="LFO1" style:family="paragraph"/>
    <style:style style:name="P174" style:parent-style-name="Heading2" style:list-style-name="LFO1" style:family="paragraph"/>
    <style:style style:name="P175" style:parent-style-name="Heading2" style:list-style-name="LFO1" style:family="paragraph"/>
    <style:style style:name="P176" style:parent-style-name="Heading2" style:list-style-name="LFO1" style:family="paragraph"/>
    <style:style style:name="P177" style:parent-style-name="ListParagraph" style:list-style-name="LFO6" style:family="paragraph"/>
    <style:style style:name="P178" style:parent-style-name="ListParagraph" style:list-style-name="LFO6" style:family="paragraph"/>
    <style:style style:name="P179" style:parent-style-name="ListParagraph" style:list-style-name="LFO6" style:family="paragraph"/>
    <style:style style:name="P180" style:parent-style-name="Heading2" style:list-style-name="LFO1" style:family="paragraph"/>
    <style:style style:name="P181" style:parent-style-name="Normal" style:family="paragraph">
      <style:paragraph-properties fo:break-before="page" fo:line-height="107%"/>
    </style:style>
    <style:style style:name="P182" style:parent-style-name="Heading1" style:list-style-name="LFO1" style:family="paragraph"/>
    <style:style style:name="P183" style:parent-style-name="Heading2" style:list-style-name="LFO1" style:family="paragraph"/>
    <style:style style:name="P184" style:parent-style-name="Heading2" style:list-style-name="LFO1" style:family="paragraph"/>
    <style:style style:name="P185" style:parent-style-name="Heading2" style:list-style-name="LFO1" style:family="paragraph"/>
    <style:style style:name="P186" style:parent-style-name="Heading2" style:list-style-name="LFO1" style:family="paragraph"/>
    <style:style style:name="P187" style:parent-style-name="Heading2" style:list-style-name="LFO1" style:family="paragraph"/>
    <style:style style:name="P188" style:parent-style-name="Normal" style:family="paragraph">
      <style:paragraph-properties fo:break-before="page" fo:line-height="107%"/>
    </style:style>
    <style:style style:name="P189" style:parent-style-name="Heading1" style:list-style-name="LFO1" style:family="paragraph"/>
    <style:style style:name="P190" style:parent-style-name="Heading2" style:list-style-name="LFO1" style:family="paragraph"/>
    <style:style style:name="T191" style:parent-style-name="DefaultParagraphFont" style:family="text">
      <style:text-properties fo:background-color="#FFFF00"/>
    </style:style>
    <style:style style:name="T192" style:parent-style-name="DefaultParagraphFont" style:family="text">
      <style:text-properties fo:background-color="#FFFF00"/>
    </style:style>
    <style:style style:name="P193" style:parent-style-name="Heading2" style:list-style-name="LFO1" style:family="paragraph"/>
    <style:style style:name="P194" style:parent-style-name="Heading2" style:list-style-name="LFO1" style:family="paragraph"/>
    <style:style style:name="P195" style:parent-style-name="Normal" style:family="paragraph">
      <style:paragraph-properties fo:break-before="page" fo:line-height="107%"/>
    </style:style>
    <style:style style:name="P196" style:parent-style-name="Heading1" style:list-style-name="LFO1" style:family="paragraph"/>
    <style:style style:name="P197" style:parent-style-name="Heading2" style:list-style-name="LFO1" style:family="paragraph"/>
    <style:style style:name="P198" style:parent-style-name="Heading2" style:list-style-name="LFO1" style:family="paragraph"/>
    <style:style style:name="P199" style:parent-style-name="Heading2" style:list-style-name="LFO1" style:family="paragraph"/>
    <style:style style:name="P200" style:parent-style-name="Heading1" style:list-style-name="LFO1" style:family="paragraph">
      <style:paragraph-properties fo:break-before="page"/>
    </style:style>
    <style:style style:name="P201" style:parent-style-name="Heading2" style:list-style-name="LFO1" style:family="paragraph"/>
    <style:style style:name="P202" style:parent-style-name="Heading2" style:list-style-name="LFO1" style:family="paragraph"/>
    <style:style style:name="P203" style:parent-style-name="Heading2" style:list-style-name="LFO1" style:family="paragraph"/>
    <style:style style:name="P204" style:parent-style-name="Normal" style:family="paragraph">
      <style:paragraph-properties fo:break-before="page" fo:line-height="107%"/>
    </style:style>
    <style:style style:name="P205" style:parent-style-name="Heading1" style:list-style-name="LFO1" style:family="paragraph"/>
    <style:style style:name="P206" style:parent-style-name="Heading1" style:list-style-name="LFO1" style:family="paragraph">
      <style:paragraph-properties fo:break-before="page"/>
    </style:style>
  </office:automatic-styles>
  <office:body>
    <office:text text:use-soft-page-breaks="true">
      <text:p text:style-name="P1"><text:bookmark-start text:name="_Toc32579069"/><text:bookmark-start text:name="_Toc32579093"/><text:span text:style-name="BookTitle">University of Plymouth</text:span><text:bookmark-end text:name="_Toc32579069"/><text:bookmark-end text:name="_Toc32579093"/></text:p>
      <text:p text:style-name="P2"/>
      <text:p text:style-name="P3"><text:span text:style-name="IntenseReference">School of Engineering,</text:span></text:p>
      <text:p text:style-name="P4"><text:span text:style-name="IntenseReference">Computing, and Mathematics</text:span></text:p>
      <text:p text:style-name="P5"/>
      <text:p text:style-name="P6"/>
      <text:p text:style-name="P7"><text:span text:style-name="IntenseReference">COMP3000</text:span></text:p>
      <text:p text:style-name="P8"><text:span text:style-name="IntenseReference">Computing Project</text:span></text:p>
      <text:p text:style-name="P9"><text:span text:style-name="IntenseReference">2023/2024</text:span></text:p>
      <text:p text:style-name="P10"/>
      <text:p text:style-name="P11"/>
      <text:p text:style-name="P12"/>
      <text:p text:style-name="P13"><text:span text:style-name="T14">Multi-modal authentication using facial recognition and keystroke analysis</text:span></text:p>
      <text:p text:style-name="P15"/>
      <text:p text:style-name="P16">Alexander Williams</text:p>
      <text:p text:style-name="P17"/>
      <text:p text:style-name="P18">10681389</text:p>
      <text:p text:style-name="P19"/>
      <text:p text:style-name="P20"><text:bookmark-start text:name="_Toc32478402"/><text:bookmark-start text:name="_Toc32481965"/><text:bookmark-start text:name="_Toc32579071"/><text:bookmark-start text:name="_Toc32579095"/>BSc (Hons)<text:s/><text:bookmark-end text:name="_Toc32478402"/><text:bookmark-end text:name="_Toc32481965"/><text:bookmark-end text:name="_Toc32579071"/><text:bookmark-end text:name="_Toc32579095"/>Cyber Security</text:p>
      <text:p text:style-name="Normal"/>
      <text:p text:style-name="Normal"/>
      <text:p text:style-name="Normal"/>
      <text:h text:style-name="P21" text:outline-level="1"><text:bookmark-start text:name="_Toc162376966"/><text:soft-page-break/>Acknowledgements<text:bookmark-end text:name="_Toc162376966"/></text:h>
      <text:p text:style-name="P22"/>
      <text:p text:style-name="P23">This project was only achievable due to the valuable insights of various people within my academic journey and the motivation to progress within this field of study.</text:p>
      <text:p text:style-name="P24"/>
      <text:p text:style-name="P25">I would like to specifically mention my previous manager Nicholas Sharratt, who helped me develop my interest of user interaction with authentication during my placement year at the University of Plymouth Limited.</text:p>
      <text:p text:style-name="P26"/>
      <text:p text:style-name="P27">I would also like to mention my project supervisor Dr. Nathan Clarke who helped influence my original research-based project into an implemented solution, while encouraging me to develop my skills regarding machine learning to make it a key factor of the product.</text:p>
      <text:p text:style-name="P28"/>
      <text:p text:style-name="P29">I am extremely grateful for their invaluable insights, encouragement and assistance that has been provided during my academic journey. Your contributions have been core to the creation of my product and academic experience.<text:s/></text:p>
      <text:p text:style-name="P30"><text:s/></text:p>
      <text:h text:style-name="Heading1" text:outline-level="1"><text:bookmark-start text:name="_Toc162376967"/>Abstract<text:bookmark-end text:name="_Toc162376967"/></text:h>
      <text:p text:style-name="Normal"/>
      <text:p text:style-name="Normal">This document explores the modern-day usage of multi-factor authentication and the intrusions this has on the regular user versus the security needs for the business. The project is a proposition of an alternative method of multi-factor authentication that can be uniquely tailored to any organisation that implements this into their wider system while not being intrusive to the end user.<text:s/></text:p>
      <text:p text:style-name="Normal"/>
      <text:p text:style-name="Normal">The prototype product investigates the fusion of biometric modalities, being facial recognition and keystroke analysis, as an enhancement to accurate authentication, reducing both security vulnerabilities surrounded with single factor authentication and the frustrating user experience of multi-factor authentication. The product explores methods of authentication that is unable to be replicated by the rapidly evolving genre of Artificial Intelligence.</text:p>
      <text:p text:style-name="Normal"/>
      <text:p text:style-name="Normal">Furthermore, the report delves into the usability aspects of the multi-modal authentication system, considering user acceptance and experience through<text:s/><text:soft-page-break/>qualitative feedback and usability testing. This feedback is reflected within the design of the system to allow for a better user experience which can be tailored to the individual.</text:p>
      <text:p text:style-name="Normal">To conclude, the product contributes within the field of authentication with demonstration of multi-model biometric authentication, with the effectiveness of using key biometrics such as facial recognition and keystroke analysis. The findings can be used for enhanced security and end user experience within system’s authentication, offering a practical implementation for policy makers and system developers.</text:p>
      <text:p text:style-name="P31"/>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62376966" office:target-frame-name="_top" xlink:show="replace"><text:span text:style-name="Hyperlink">Acknowledgements</text:span><text:tab/>2</text:a></text:p>
          <text:p text:style-name="P33"><text:a xlink:href="#_Toc162376967" office:target-frame-name="_top" xlink:show="replace"><text:span text:style-name="Hyperlink">Abstract</text:span><text:tab/>2</text:a></text:p>
          <text:p text:style-name="P34"><text:a xlink:href="#_Toc162376968" office:target-frame-name="_top" xlink:show="replace"><text:span text:style-name="Hyperlink">1.</text:span><text:span text:style-name="T35"><text:tab/></text:span><text:span text:style-name="Hyperlink">Introduction</text:span><text:tab/>6</text:a></text:p>
          <text:p text:style-name="P36"><text:a xlink:href="#_Toc162376969" office:target-frame-name="_top" xlink:show="replace"><text:span text:style-name="Hyperlink">2.</text:span><text:span text:style-name="T37"><text:tab/></text:span><text:span text:style-name="Hyperlink">Background and Objectives</text:span><text:tab/>7</text:a></text:p>
          <text:p text:style-name="P38"><text:a xlink:href="#_Toc162376970" office:target-frame-name="_top" xlink:show="replace"><text:span text:style-name="Hyperlink">2.1</text:span><text:span text:style-name="T39"><text:tab/></text:span><text:span text:style-name="Hyperlink">Overview</text:span><text:tab/>7</text:a></text:p>
          <text:p text:style-name="P40"><text:a xlink:href="#_Toc162376971" office:target-frame-name="_top" xlink:show="replace"><text:span text:style-name="Hyperlink">2.2</text:span><text:span text:style-name="T41"><text:tab/></text:span><text:span text:style-name="Hyperlink">Alternative Solutions</text:span><text:tab/>7</text:a></text:p>
          <text:p text:style-name="P42"><text:a xlink:href="#_Toc162376972" office:target-frame-name="_top" xlink:show="replace"><text:span text:style-name="Hyperlink">2.2.1</text:span><text:span text:style-name="T43"><text:tab/></text:span><text:span text:style-name="Hyperlink">Google/Microsoft Authenticator</text:span><text:tab/>7</text:a></text:p>
          <text:p text:style-name="P44"><text:a xlink:href="#_Toc162376973" office:target-frame-name="_top" xlink:show="replace"><text:span text:style-name="Hyperlink">2.2.2</text:span><text:span text:style-name="T45"><text:tab/></text:span><text:span text:style-name="Hyperlink">One Time Codes via SMS or Email</text:span><text:tab/>7</text:a></text:p>
          <text:p text:style-name="P46"><text:a xlink:href="#_Toc162376974" office:target-frame-name="_top" xlink:show="replace"><text:span text:style-name="Hyperlink">2.2.3</text:span><text:span text:style-name="T47"><text:tab/></text:span><text:span text:style-name="Hyperlink">Limitations</text:span><text:tab/>7</text:a></text:p>
          <text:p text:style-name="P48"><text:a xlink:href="#_Toc162376975" office:target-frame-name="_top" xlink:show="replace"><text:span text:style-name="Hyperlink">2.3</text:span><text:span text:style-name="T49"><text:tab/></text:span><text:span text:style-name="Hyperlink">Objectives</text:span><text:tab/>7</text:a></text:p>
          <text:p text:style-name="P50"><text:a xlink:href="#_Toc162376976" office:target-frame-name="_top" xlink:show="replace"><text:span text:style-name="Hyperlink">3.</text:span><text:span text:style-name="T51"><text:tab/></text:span><text:span text:style-name="Hyperlink">Requirements</text:span><text:tab/>8</text:a></text:p>
          <text:p text:style-name="P52"><text:a xlink:href="#_Toc162376977" office:target-frame-name="_top" xlink:show="replace"><text:span text:style-name="Hyperlink">3.1</text:span><text:span text:style-name="T53"><text:tab/></text:span><text:span text:style-name="Hyperlink">Functional Requirements</text:span><text:tab/>8</text:a></text:p>
          <text:p text:style-name="P54"><text:a xlink:href="#_Toc162376978" office:target-frame-name="_top" xlink:show="replace"><text:span text:style-name="Hyperlink">3.1.1</text:span><text:span text:style-name="T55"><text:tab/></text:span><text:span text:style-name="Hyperlink">Core Requirements</text:span><text:tab/>8</text:a></text:p>
          <text:p text:style-name="P56"><text:a xlink:href="#_Toc162376979" office:target-frame-name="_top" xlink:show="replace"><text:span text:style-name="Hyperlink">3.1.2</text:span><text:span text:style-name="T57"><text:tab/></text:span><text:span text:style-name="Hyperlink">Optional Requirements</text:span><text:tab/>8</text:a></text:p>
          <text:p text:style-name="P58"><text:a xlink:href="#_Toc162376980" office:target-frame-name="_top" xlink:show="replace"><text:span text:style-name="Hyperlink">3.2</text:span><text:span text:style-name="T59"><text:tab/></text:span><text:span text:style-name="Hyperlink">Non-Functional Requirements</text:span><text:tab/>8</text:a></text:p>
          <text:p text:style-name="P60"><text:a xlink:href="#_Toc162376981" office:target-frame-name="_top" xlink:show="replace"><text:span text:style-name="Hyperlink">3.3</text:span><text:span text:style-name="T61"><text:tab/></text:span><text:span text:style-name="Hyperlink">Use Cases</text:span><text:tab/>8</text:a></text:p>
          <text:p text:style-name="P62"><text:a xlink:href="#_Toc162376982" office:target-frame-name="_top" xlink:show="replace"><text:span text:style-name="Hyperlink">4.</text:span><text:span text:style-name="T63"><text:tab/></text:span><text:span text:style-name="Hyperlink">Legal, Social, and Ethical Issues</text:span><text:tab/>9</text:a></text:p>
          <text:p text:style-name="P64"><text:a xlink:href="#_Toc162376983" office:target-frame-name="_top" xlink:show="replace"><text:span text:style-name="Hyperlink">4.1</text:span><text:span text:style-name="T65"><text:tab/></text:span><text:span text:style-name="Hyperlink">Legal</text:span><text:tab/>9</text:a></text:p>
          <text:p text:style-name="P66"><text:a xlink:href="#_Toc162376984" office:target-frame-name="_top" xlink:show="replace"><text:span text:style-name="Hyperlink">4.1.1</text:span><text:span text:style-name="T67"><text:tab/></text:span><text:span text:style-name="Hyperlink">General Data Protection Regulation</text:span><text:tab/>9</text:a></text:p>
          <text:p text:style-name="P68"><text:a xlink:href="#_Toc162376985" office:target-frame-name="_top" xlink:show="replace"><text:span text:style-name="Hyperlink">4.1.2</text:span><text:span text:style-name="T69"><text:tab/></text:span><text:span text:style-name="Hyperlink">Data Protection and Security</text:span><text:tab/>9</text:a></text:p>
          <text:p text:style-name="P70"><text:a xlink:href="#_Toc162376986" office:target-frame-name="_top" xlink:show="replace"><text:span text:style-name="Hyperlink">4.2</text:span><text:span text:style-name="T71"><text:tab/></text:span><text:span text:style-name="Hyperlink">Social and Ethical</text:span><text:tab/>9</text:a></text:p>
          <text:p text:style-name="P72"><text:a xlink:href="#_Toc162376987" office:target-frame-name="_top" xlink:show="replace"><text:span text:style-name="Hyperlink">4.2.1</text:span><text:span text:style-name="T73"><text:tab/></text:span><text:span text:style-name="Hyperlink">Use of Machine Learning</text:span><text:tab/>9</text:a></text:p>
          <text:p text:style-name="P74"><text:a xlink:href="#_Toc162376988" office:target-frame-name="_top" xlink:show="replace"><text:span text:style-name="Hyperlink">4.2.2</text:span><text:span text:style-name="T75"><text:tab/></text:span><text:span text:style-name="Hyperlink">Accessibility</text:span><text:tab/>9</text:a></text:p>
          <text:p text:style-name="P76"><text:a xlink:href="#_Toc162376989" office:target-frame-name="_top" xlink:show="replace"><text:span text:style-name="Hyperlink">5.</text:span><text:span text:style-name="T77"><text:tab/></text:span><text:span text:style-name="Hyperlink">Method of Approach</text:span><text:tab/>10</text:a></text:p>
          <text:p text:style-name="P78"><text:a xlink:href="#_Toc162376990" office:target-frame-name="_top" xlink:show="replace"><text:span text:style-name="Hyperlink">5.1</text:span><text:span text:style-name="T79"><text:tab/></text:span><text:span text:style-name="Hyperlink">Agile</text:span><text:tab/>10</text:a></text:p>
          <text:p text:style-name="P80"><text:a xlink:href="#_Toc162376991" office:target-frame-name="_top" xlink:show="replace"><text:span text:style-name="Hyperlink">5.2</text:span><text:span text:style-name="T81"><text:tab/></text:span><text:span text:style-name="Hyperlink">Scrum</text:span><text:tab/>10</text:a></text:p>
          <text:p text:style-name="P82"><text:a xlink:href="#_Toc162376992" office:target-frame-name="_top" xlink:show="replace"><text:span text:style-name="Hyperlink">5.3</text:span><text:span text:style-name="T83"><text:tab/></text:span><text:span text:style-name="Hyperlink">Technologies Used</text:span><text:tab/>10</text:a></text:p>
          <text:p text:style-name="P84"><text:a xlink:href="#_Toc162376993" office:target-frame-name="_top" xlink:show="replace"><text:span text:style-name="Hyperlink">5.3.1</text:span><text:span text:style-name="T85"><text:tab/></text:span><text:span text:style-name="Hyperlink">Trello Board</text:span><text:tab/>10</text:a></text:p>
          <text:p text:style-name="P86"><text:a xlink:href="#_Toc162376994" office:target-frame-name="_top" xlink:show="replace"><text:span text:style-name="Hyperlink">5.3.2</text:span><text:span text:style-name="T87"><text:tab/></text:span><text:span text:style-name="Hyperlink">GitHub</text:span><text:tab/>10</text:a></text:p>
          <text:p text:style-name="P88"><text:a xlink:href="#_Toc162376995" office:target-frame-name="_top" xlink:show="replace"><text:span text:style-name="Hyperlink">6.</text:span><text:span text:style-name="T89"><text:tab/></text:span><text:span text:style-name="Hyperlink">Design and Architecture</text:span><text:tab/>11</text:a></text:p>
          <text:p text:style-name="P90"><text:a xlink:href="#_Toc162376996" office:target-frame-name="_top" xlink:show="replace"><text:span text:style-name="Hyperlink">6.1</text:span><text:span text:style-name="T91"><text:tab/></text:span><text:span text:style-name="Hyperlink">User Interface Design</text:span><text:tab/>11</text:a></text:p>
          <text:p text:style-name="P92"><text:a xlink:href="#_Toc162376997" office:target-frame-name="_top" xlink:show="replace"><text:span text:style-name="Hyperlink">6.2</text:span><text:span text:style-name="T93"><text:tab/></text:span><text:span text:style-name="Hyperlink">Design Principles and Patterns</text:span><text:tab/>11</text:a></text:p>
          <text:p text:style-name="P94"><text:a xlink:href="#_Toc162376998" office:target-frame-name="_top" xlink:show="replace"><text:span text:style-name="Hyperlink">6.3</text:span><text:span text:style-name="T95"><text:tab/></text:span><text:span text:style-name="Hyperlink">Database</text:span><text:tab/>11</text:a></text:p>
          <text:p text:style-name="P96"><text:a xlink:href="#_Toc162376999" office:target-frame-name="_top" xlink:show="replace"><text:span text:style-name="Hyperlink">6.4</text:span><text:span text:style-name="T97"><text:tab/></text:span><text:span text:style-name="Hyperlink">Application</text:span><text:tab/>12</text:a></text:p>
          <text:p text:style-name="P98"><text:a xlink:href="#_Toc162377000" office:target-frame-name="_top" xlink:show="replace"><text:span text:style-name="Hyperlink">7.</text:span><text:span text:style-name="T99"><text:tab/></text:span><text:span text:style-name="Hyperlink">Implementation</text:span><text:tab/>13</text:a></text:p>
          <text:p text:style-name="P100"><text:a xlink:href="#_Toc162377001" office:target-frame-name="_top" xlink:show="replace"><text:span text:style-name="Hyperlink">7.1</text:span><text:span text:style-name="T101"><text:tab/></text:span><text:span text:style-name="Hyperlink">Research</text:span><text:tab/>13</text:a></text:p>
          <text:p text:style-name="P102"><text:a xlink:href="#_Toc162377002" office:target-frame-name="_top" xlink:show="replace"><text:span text:style-name="Hyperlink">7.2</text:span><text:span text:style-name="T103"><text:tab/></text:span><text:span text:style-name="Hyperlink">Design</text:span><text:tab/>13</text:a></text:p>
          <text:p text:style-name="P104"><text:a xlink:href="#_Toc162377003" office:target-frame-name="_top" xlink:show="replace"><text:span text:style-name="Hyperlink">7.3</text:span><text:span text:style-name="T105"><text:tab/></text:span><text:span text:style-name="Hyperlink">Core Functionality (MVP)</text:span><text:tab/>13</text:a></text:p>
          <text:p text:style-name="P106"><text:a xlink:href="#_Toc162377004" office:target-frame-name="_top" xlink:show="replace"><text:span text:style-name="Hyperlink">7.4</text:span><text:span text:style-name="T107"><text:tab/></text:span><text:span text:style-name="Hyperlink">Non-Functional Features</text:span><text:tab/>13</text:a></text:p>
          <text:p text:style-name="P108"><text:a xlink:href="#_Toc162377005" office:target-frame-name="_top" xlink:show="replace"><text:span text:style-name="Hyperlink">7.5</text:span><text:span text:style-name="T109"><text:tab/></text:span><text:span text:style-name="Hyperlink">Maintenance and Report</text:span><text:tab/>13</text:a></text:p>
          <text:p text:style-name="P110"><text:a xlink:href="#_Toc162377006" office:target-frame-name="_top" xlink:show="replace"><text:span text:style-name="Hyperlink">8.</text:span><text:span text:style-name="T111"><text:tab/></text:span><text:span text:style-name="Hyperlink">Testing</text:span><text:tab/>14</text:a></text:p>
          <text:p text:style-name="P112"><text:a xlink:href="#_Toc162377007" office:target-frame-name="_top" xlink:show="replace"><text:span text:style-name="Hyperlink">8.1</text:span><text:span text:style-name="T113"><text:tab/></text:span><text:span text:style-name="Hyperlink">Unit Testing</text:span><text:tab/>14</text:a></text:p>
          <text:p text:style-name="P114"><text:a xlink:href="#_Toc162377008" office:target-frame-name="_top" xlink:show="replace"><text:span text:style-name="Hyperlink">8.2</text:span><text:span text:style-name="T115"><text:tab/></text:span><text:span text:style-name="Hyperlink">Usability Testing</text:span><text:tab/>14</text:a></text:p>
          <text:p text:style-name="P116"><text:a xlink:href="#_Toc162377009" office:target-frame-name="_top" xlink:show="replace"><text:span text:style-name="Hyperlink">8.3</text:span><text:span text:style-name="T117"><text:tab/></text:span><text:span text:style-name="Hyperlink">Functional Testing</text:span><text:tab/>14</text:a></text:p>
          <text:p text:style-name="P118"><text:a xlink:href="#_Toc162377010" office:target-frame-name="_top" xlink:show="replace"><text:span text:style-name="Hyperlink">9.</text:span><text:span text:style-name="T119"><text:tab/></text:span><text:span text:style-name="Hyperlink">End of Project Report</text:span><text:tab/>15</text:a></text:p>
          <text:p text:style-name="P120"><text:a xlink:href="#_Toc162377011" office:target-frame-name="_top" xlink:show="replace"><text:span text:style-name="Hyperlink">9.1</text:span><text:span text:style-name="T121"><text:tab/></text:span><text:span text:style-name="Hyperlink">Summary</text:span><text:tab/>15</text:a></text:p>
          <text:p text:style-name="P122"><text:a xlink:href="#_Toc162377012" office:target-frame-name="_top" xlink:show="replace"><text:span text:style-name="Hyperlink">9.2</text:span><text:span text:style-name="T123"><text:tab/></text:span><text:span text:style-name="Hyperlink">Objectives Review</text:span><text:tab/>15</text:a></text:p>
          <text:p text:style-name="P124"><text:a xlink:href="#_Toc162377013" office:target-frame-name="_top" xlink:show="replace"><text:span text:style-name="Hyperlink">9.3</text:span><text:span text:style-name="T125"><text:tab/></text:span><text:span text:style-name="Hyperlink">Changes In Development</text:span><text:tab/>15</text:a></text:p>
          <text:p text:style-name="P126"><text:a xlink:href="#_Toc162377014" office:target-frame-name="_top" xlink:show="replace"><text:span text:style-name="Hyperlink">10.</text:span><text:span text:style-name="T127"><text:tab/></text:span><text:span text:style-name="Hyperlink">Project Post-Mortem</text:span><text:tab/>16</text:a></text:p>
          <text:p text:style-name="P128"><text:a xlink:href="#_Toc162377015" office:target-frame-name="_top" xlink:show="replace"><text:span text:style-name="Hyperlink">10.1</text:span><text:span text:style-name="T129"><text:tab/></text:span><text:span text:style-name="Hyperlink">What Went Well?</text:span><text:tab/>16</text:a></text:p>
          <text:p text:style-name="P130"><text:a xlink:href="#_Toc162377016" office:target-frame-name="_top" xlink:show="replace"><text:span text:style-name="Hyperlink">10.2</text:span><text:span text:style-name="T131"><text:tab/></text:span><text:span text:style-name="Hyperlink">Lessons Learnt</text:span><text:tab/>16</text:a></text:p>
          <text:p text:style-name="P132"><text:a xlink:href="#_Toc162377017" office:target-frame-name="_top" xlink:show="replace"><text:span text:style-name="Hyperlink">10.3</text:span><text:span text:style-name="T133"><text:tab/></text:span><text:span text:style-name="Hyperlink">Future Development</text:span><text:tab/>16</text:a></text:p>
          <text:p text:style-name="P134"><text:a xlink:href="#_Toc162377018" office:target-frame-name="_top" xlink:show="replace"><text:span text:style-name="Hyperlink">11.</text:span><text:span text:style-name="T135"><text:tab/></text:span><text:span text:style-name="Hyperlink">Conclusion</text:span><text:tab/>17</text:a></text:p>
          <text:p text:style-name="P136"><text:a xlink:href="#_Toc162377019" office:target-frame-name="_top" xlink:show="replace"><text:span text:style-name="Hyperlink">12.</text:span><text:span text:style-name="T137"><text:tab/></text:span><text:span text:style-name="Hyperlink">References</text:span><text:tab/>18</text:a></text:p>
        </text:index-body>
      </text:table-of-content>
      <text:p text:style-name="Normal"/>
      <text:p text:style-name="P138"/>
      <text:list text:style-name="LFO1" text:continue-numbering="true">
        <text:list-item>
          <text:p text:style-name="P139"><text:bookmark-start text:name="_Toc162376968"/><text:soft-page-break/>Introduction<text:bookmark-end text:name="_Toc162376968"/></text:p>
        </text:list-item>
      </text:list>
      <text:p text:style-name="Normal"/>
      <text:p text:style-name="Normal">The product that has been researched, designed, and implemented is aimed at enhancing security for organisations while also considering end user interaction at the forefront of the design process. The primary requirement of the product is to allow for flexible authentication where the organisation may tailor the experience of the user depending on the authentication resultant of the various methods implemented for access control. The multi-factor approach has been designed to be non-intrusive to users, not requiring either a<text:s/>third-party<text:s/>app or device, and for the interaction to be as simple as them starting their day by logging in.<text:s/></text:p>
      <text:p text:style-name="Normal"/>
      <text:p text:style-name="Normal"><text:s/>The primary objective of the product is to build a report on each individual user’s individual typing habits when they are trying to login to their system. There are two key biometrics that are unique to all users that are used to build this report – facial recognition and keystroke analysis. The product will result in giving an overall confidence level which is resultant of varying authentication methods, varying from low to high. This value will then be used by an organisation for their own access control needs allowing for <text:s text:c="2"/></text:p>
      <text:p text:style-name="P140"/>
      <text:p text:style-name="Normal"/>
      <text:p text:style-name="Normal"/>
      <text:p text:style-name="Normal"/>
      <text:p text:style-name="Normal"/>
      <text:p text:style-name="P141"/>
      <text:list text:style-name="LFO1" text:continue-numbering="true">
        <text:list-item>
          <text:p text:style-name="P142"><text:bookmark-start text:name="_Toc162376969"/><text:soft-page-break/>Background<text:s/>and Objectives<text:bookmark-end text:name="_Toc162376969"/></text:p>
        </text:list-item>
      </text:list>
      <text:p text:style-name="Normal"/>
      <text:list text:style-name="LFO1" text:continue-numbering="true">
        <text:list-item>
          <text:list>
            <text:list-item>
              <text:p text:style-name="P143"><text:bookmark-start text:name="_Toc162376970"/>Overview<text:bookmark-end text:name="_Toc162376970"/></text:p>
            </text:list-item>
          </text:list>
        </text:list-item>
      </text:list>
      <text:p text:style-name="Normal"/>
      <text:list text:style-name="LFO1" text:continue-numbering="true">
        <text:list-item>
          <text:list>
            <text:list-item>
              <text:p text:style-name="P144"><text:bookmark-start text:name="_Toc162376971"/>Alternative Solutions<text:bookmark-end text:name="_Toc162376971"/></text:p>
            </text:list-item>
          </text:list>
        </text:list-item>
      </text:list>
      <text:list text:style-name="LFO1" text:continue-numbering="true">
        <text:list-item>
          <text:list>
            <text:list-item>
              <text:list>
                <text:list-item>
                  <text:p text:style-name="P145"><text:bookmark-start text:name="_Toc162376972"/>Google/Microsoft Authenticator<text:bookmark-end text:name="_Toc162376972"/></text:p>
                </text:list-item>
              </text:list>
            </text:list-item>
          </text:list>
        </text:list-item>
      </text:list>
      <text:list text:style-name="LFO1" text:continue-numbering="true">
        <text:list-item>
          <text:list>
            <text:list-item>
              <text:list>
                <text:list-item>
                  <text:p text:style-name="P146"><text:bookmark-start text:name="_Toc162376973"/>One Time Codes via SMS or Email<text:bookmark-end text:name="_Toc162376973"/></text:p>
                </text:list-item>
              </text:list>
            </text:list-item>
          </text:list>
        </text:list-item>
      </text:list>
      <text:list text:style-name="LFO1" text:continue-numbering="true">
        <text:list-item>
          <text:list>
            <text:list-item>
              <text:list>
                <text:list-item>
                  <text:p text:style-name="P147"><text:bookmark-start text:name="_Toc162376974"/>Limitations<text:bookmark-end text:name="_Toc162376974"/></text:p>
                </text:list-item>
              </text:list>
            </text:list-item>
          </text:list>
        </text:list-item>
      </text:list>
      <text:list text:style-name="LFO1" text:continue-numbering="true">
        <text:list-item>
          <text:list>
            <text:list-item>
              <text:p text:style-name="P148"><text:bookmark-start text:name="_Toc162376975"/>Objectives<text:bookmark-end text:name="_Toc162376975"/></text:p>
            </text:list-item>
          </text:list>
        </text:list-item>
      </text:list>
      <text:p text:style-name="Normal"/>
      <text:p text:style-name="P149"/>
      <text:list text:style-name="LFO1" text:continue-numbering="true">
        <text:list-item>
          <text:p text:style-name="P150"><text:bookmark-start text:name="_Toc162376976"/><text:soft-page-break/>Requirements<text:bookmark-end text:name="_Toc162376976"/></text:p>
        </text:list-item>
      </text:list>
      <text:p text:style-name="Normal"/>
      <text:list text:style-name="LFO1" text:continue-numbering="true">
        <text:list-item>
          <text:list>
            <text:list-item>
              <text:p text:style-name="P151"><text:bookmark-start text:name="_Toc162376977"/>Functional Requirements<text:bookmark-end text:name="_Toc162376977"/></text:p>
            </text:list-item>
          </text:list>
        </text:list-item>
      </text:list>
      <text:p text:style-name="Normal"/>
      <text:list text:style-name="LFO1" text:continue-numbering="true">
        <text:list-item>
          <text:list>
            <text:list-item>
              <text:list>
                <text:list-item>
                  <text:p text:style-name="P152"><text:bookmark-start text:name="_Toc162376978"/>Core Requirements<text:bookmark-end text:name="_Toc162376978"/></text:p>
                </text:list-item>
              </text:list>
            </text:list-item>
          </text:list>
        </text:list-item>
      </text:list>
      <text:p text:style-name="Normal"/>
      <text:list text:style-name="LFO1" text:continue-numbering="true">
        <text:list-item>
          <text:list>
            <text:list-item>
              <text:list>
                <text:list-item>
                  <text:p text:style-name="P153"><text:bookmark-start text:name="_Toc162376979"/>Optional Requirements<text:bookmark-end text:name="_Toc162376979"/></text:p>
                </text:list-item>
              </text:list>
            </text:list-item>
          </text:list>
        </text:list-item>
      </text:list>
      <text:p text:style-name="Normal"/>
      <text:list text:style-name="LFO1" text:continue-numbering="true">
        <text:list-item>
          <text:list>
            <text:list-item>
              <text:p text:style-name="P154"><text:bookmark-start text:name="_Toc162376980"/>Non-Functional Requirements<text:bookmark-end text:name="_Toc162376980"/></text:p>
            </text:list-item>
          </text:list>
        </text:list-item>
      </text:list>
      <text:p text:style-name="Normal"/>
      <text:p text:style-name="Normal"/>
      <text:list text:style-name="LFO1" text:continue-numbering="true">
        <text:list-item>
          <text:list>
            <text:list-item>
              <text:p text:style-name="P155"><text:bookmark-start text:name="_Toc162376981"/>Use Cases<text:bookmark-end text:name="_Toc162376981"/></text:p>
            </text:list-item>
          </text:list>
        </text:list-item>
      </text:list>
      <text:p text:style-name="P156"/>
      <text:p text:style-name="P157"/>
      <text:list text:style-name="LFO1" text:continue-numbering="true">
        <text:list-item>
          <text:p text:style-name="P158"><text:bookmark-start text:name="_Toc162376982"/>Legal, Social,<text:s/>and Ethical Issues<text:bookmark-end text:name="_Toc162376982"/></text:p>
        </text:list-item>
      </text:list>
      <text:p text:style-name="Normal"/>
      <text:list text:style-name="LFO1" text:continue-numbering="true">
        <text:list-item>
          <text:list>
            <text:list-item>
              <text:p text:style-name="P159"><text:bookmark-start text:name="_Toc162376983"/>Legal<text:bookmark-end text:name="_Toc162376983"/></text:p>
            </text:list-item>
          </text:list>
        </text:list-item>
      </text:list>
      <text:p text:style-name="Normal"/>
      <text:list text:style-name="LFO1" text:continue-numbering="true">
        <text:list-item>
          <text:list>
            <text:list-item>
              <text:list>
                <text:list-item>
                  <text:p text:style-name="P160"><text:bookmark-start text:name="_Toc162376984"/>General Data Protection Regulation<text:bookmark-end text:name="_Toc162376984"/></text:p>
                </text:list-item>
              </text:list>
            </text:list-item>
          </text:list>
        </text:list-item>
      </text:list>
      <text:list text:style-name="LFO1" text:continue-numbering="true">
        <text:list-item>
          <text:list>
            <text:list-item>
              <text:list>
                <text:list-item>
                  <text:p text:style-name="P161"><text:bookmark-start text:name="_Toc162376985"/>Data Protection and Security<text:bookmark-end text:name="_Toc162376985"/></text:p>
                </text:list-item>
              </text:list>
            </text:list-item>
          </text:list>
        </text:list-item>
      </text:list>
      <text:p text:style-name="Normal"/>
      <text:list text:style-name="LFO1" text:continue-numbering="true">
        <text:list-item>
          <text:list>
            <text:list-item>
              <text:p text:style-name="P162"><text:bookmark-start text:name="_Toc162376986"/>Social and Ethical<text:bookmark-end text:name="_Toc162376986"/></text:p>
            </text:list-item>
          </text:list>
        </text:list-item>
      </text:list>
      <text:p text:style-name="Normal"/>
      <text:list text:style-name="LFO1" text:continue-numbering="true">
        <text:list-item>
          <text:list>
            <text:list-item>
              <text:list>
                <text:list-item>
                  <text:p text:style-name="P163"><text:bookmark-start text:name="_Toc162376987"/>Use of Machine Learning<text:bookmark-end text:name="_Toc162376987"/></text:p>
                </text:list-item>
              </text:list>
            </text:list-item>
          </text:list>
        </text:list-item>
      </text:list>
      <text:list text:style-name="LFO1" text:continue-numbering="true">
        <text:list-item>
          <text:list>
            <text:list-item>
              <text:list>
                <text:list-item>
                  <text:p text:style-name="P164"><text:bookmark-start text:name="_Toc162376988"/>Accessibility<text:bookmark-end text:name="_Toc162376988"/></text:p>
                </text:list-item>
              </text:list>
            </text:list-item>
          </text:list>
        </text:list-item>
      </text:list>
      <text:list text:style-name="LFO1" text:continue-numbering="true">
        <text:list-item>
          <text:p text:style-name="P165"><text:bookmark-start text:name="_Toc162376989"/><text:soft-page-break/>Method of Approach<text:bookmark-end text:name="_Toc162376989"/></text:p>
        </text:list-item>
      </text:list>
      <text:p text:style-name="Normal"/>
      <text:list text:style-name="LFO1" text:continue-numbering="true">
        <text:list-item>
          <text:list>
            <text:list-item>
              <text:p text:style-name="P166"><text:bookmark-start text:name="_Toc162376990"/>Agile<text:bookmark-end text:name="_Toc162376990"/></text:p>
            </text:list-item>
          </text:list>
        </text:list-item>
      </text:list>
      <text:p text:style-name="Normal">The project has adopted the agile methodology to ensure development is completed within the required timeframe and the review process for each sprint. A sprint is a consistent</text:p>
      <text:list text:style-name="LFO1" text:continue-numbering="true">
        <text:list-item>
          <text:list>
            <text:list-item>
              <text:p text:style-name="P167"><text:bookmark-start text:name="_Toc162376991"/>Scrum<text:bookmark-end text:name="_Toc162376991"/></text:p>
            </text:list-item>
          </text:list>
        </text:list-item>
      </text:list>
      <text:p text:style-name="Normal"/>
      <text:list text:style-name="LFO1" text:continue-numbering="true">
        <text:list-item>
          <text:list>
            <text:list-item>
              <text:p text:style-name="P168"><text:bookmark-start text:name="_Toc162376992"/>Technologies Used<text:bookmark-end text:name="_Toc162376992"/></text:p>
            </text:list-item>
          </text:list>
        </text:list-item>
      </text:list>
      <text:p text:style-name="Normal"/>
      <text:list text:style-name="LFO1" text:continue-numbering="true">
        <text:list-item>
          <text:list>
            <text:list-item>
              <text:list>
                <text:list-item>
                  <text:p text:style-name="P169"><text:bookmark-start text:name="_Toc162376993"/>Trello Board<text:bookmark-end text:name="_Toc162376993"/></text:p>
                </text:list-item>
              </text:list>
            </text:list-item>
          </text:list>
        </text:list-item>
      </text:list>
      <text:p text:style-name="Normal"/>
      <text:list text:style-name="LFO1" text:continue-numbering="true">
        <text:list-item>
          <text:list>
            <text:list-item>
              <text:list>
                <text:list-item>
                  <text:p text:style-name="P170"><text:bookmark-start text:name="_Toc162376994"/>GitHub<text:bookmark-end text:name="_Toc162376994"/></text:p>
                </text:list-item>
              </text:list>
            </text:list-item>
          </text:list>
        </text:list-item>
      </text:list>
      <text:p text:style-name="Normal">Due to the complexity of the project, it is vital that a method of version control is implemented before any development began.<text:s/><text:span text:style-name="T171">&lt;Explanation of why version control is important&gt;</text:span><text:s/>The product’s<text:s/>codebase has been maintained using Git Source Control Management<text:s/>(SCM)<text:s/>and is hosted on GitHub.<text:s/>Having the codebase hosted on an SCM allows for the prevention of loss of data in event of local hardware error or corruption. With the GitHub being a centralized repository, this allows for the access and continued development of the project in event of significant hardware failure.<text:s/></text:p>
      <text:p text:style-name="Normal">To ensure that very little is lost in event of hardware failure or corruption, there should be frequent commits to the codebase; allowing for the developer to roll back to previous versions, allowing for quick recovery. GitHub also allows developers to create individual branches off of the master branch which allows for individual features to be developed on their own branch without risking the lack of a working solution on the master branch. Finally, GitHub allows for easy management of documentation for the project, allowing for varying files that will be required for the overall project rather than just the codebase itself. This allows for readme files for information regarding the project to be easily displayed for potential users.</text:p>
      <text:p text:style-name="P172"/>
      <text:list text:style-name="LFO1" text:continue-numbering="true">
        <text:list-item>
          <text:p text:style-name="P173"><text:bookmark-start text:name="_Toc162376995"/><text:soft-page-break/>Design<text:s/>and Architecture<text:bookmark-end text:name="_Toc162376995"/></text:p>
        </text:list-item>
      </text:list>
      <text:p text:style-name="Normal"/>
      <text:p text:style-name="Normal">The product is designed with the user experience at the forefront of the design and limiting the intrusion of the multi-factor authentication.</text:p>
      <text:p text:style-name="Normal"/>
      <text:p text:style-name="Normal">The strongest method of authentication that we are able to provide is biometrics due to the uniqueness for every individual.<text:s/></text:p>
      <text:p text:style-name="Normal"/>
      <text:list text:style-name="LFO1" text:continue-numbering="true">
        <text:list-item>
          <text:list>
            <text:list-item>
              <text:p text:style-name="P174"><text:bookmark-start text:name="_Toc162376996"/>User Interface Design<text:bookmark-end text:name="_Toc162376996"/></text:p>
            </text:list-item>
          </text:list>
        </text:list-item>
      </text:list>
      <text:p text:style-name="Normal"/>
      <text:list text:style-name="LFO1" text:continue-numbering="true">
        <text:list-item>
          <text:list>
            <text:list-item>
              <text:p text:style-name="P175"><text:bookmark-start text:name="_Toc162376997"/>Design Principles and Patterns<text:bookmark-end text:name="_Toc162376997"/></text:p>
            </text:list-item>
          </text:list>
        </text:list-item>
      </text:list>
      <text:p text:style-name="Normal"/>
      <text:list text:style-name="LFO1" text:continue-numbering="true">
        <text:list-item>
          <text:list>
            <text:list-item>
              <text:p text:style-name="P176"><text:bookmark-start text:name="_Toc162376998"/>Database<text:bookmark-end text:name="_Toc162376998"/></text:p>
            </text:list-item>
          </text:list>
        </text:list-item>
      </text:list>
      <text:p text:style-name="Normal"/>
      <text:p text:style-name="Normal">The database that is being used is<text:s/>SQL Server, which<text:s/>has been stored in Amazon Web Services’<text:s/>(AWS)<text:s/>Managed Relational Database Service (RDS). Initially the host of the database was intended to be Microsoft Azure, however due to the application already using AWS, RDS was selected to centralise the technologies being used within the project. RDS allows for the online hosting of the data being used by the application that is<text:s/></text:p>
      <text:p text:style-name="Normal"/>
      <text:p text:style-name="Normal">The database component of the application has been implemented using SQL Server hosted on Amazon Web Services’ (AWS) Managed Relational Database Service (RDS). An alternative solution for hosting was Microsoft Azure due to their free services as a student, however AWS was selected due to multiple reasons:</text:p>
      <text:p text:style-name="Normal"/>
      <text:list text:style-name="LFO6" text:continue-numbering="true">
        <text:list-item>
          <text:p text:style-name="P177">Centralisation – As other aspects of the project will be using AWS; it was deemed more efficient to keep the services centrally hosted rather than using varying services.</text:p>
        </text:list-item>
        <text:list-item>
          <text:p text:style-name="P178">Cost – AWS offers a generous free tier, allowing for the use of a large majority of their services.</text:p>
        </text:list-item>
        <text:list-item>
          <text:p text:style-name="P179">Reliability – With AWS being such a notable company, they have strong incentives to comply with the CIA triad and strong data security to comply with other regulatory requirements.</text:p>
        </text:list-item>
      </text:list>
      <text:p text:style-name="Normal"/>
      <text:list text:style-name="LFO1" text:continue-numbering="true">
        <text:list-item>
          <text:list>
            <text:list-item>
              <text:p text:style-name="P180"><text:bookmark-start text:name="_Toc162376999"/>Application<text:bookmark-end text:name="_Toc162376999"/></text:p>
            </text:list-item>
          </text:list>
        </text:list-item>
      </text:list>
      <text:p text:style-name="Normal">The graphical user interface (GUI) that has been developed for this product has been implemented in .NET and Windows Forms.<text:s/>This also allowed for better hardware utilisation when the application is executed and for a strong integration of a separate Python subsection of code for the machine learning aspect of the project. Python was selected as the machine learning language due to the large amount of libraries and documentation available for machine learning, as well as its easy integration into the project.<text:s/></text:p>
      <text:p text:style-name="Normal"/>
      <text:p text:style-name="Normal"/>
      <text:p text:style-name="Normal"/>
      <text:p text:style-name="P181"/>
      <text:list text:style-name="LFO1" text:continue-numbering="true">
        <text:list-item>
          <text:p text:style-name="P182"><text:bookmark-start text:name="_Toc162377000"/><text:soft-page-break/>Implementation<text:bookmark-end text:name="_Toc162377000"/></text:p>
        </text:list-item>
      </text:list>
      <text:p text:style-name="Normal"/>
      <text:list text:style-name="LFO1" text:continue-numbering="true">
        <text:list-item>
          <text:list>
            <text:list-item>
              <text:p text:style-name="P183"><text:bookmark-start text:name="_Toc162377001"/>Research<text:bookmark-end text:name="_Toc162377001"/></text:p>
            </text:list-item>
          </text:list>
        </text:list-item>
      </text:list>
      <text:p text:style-name="Normal"/>
      <text:list text:style-name="LFO1" text:continue-numbering="true">
        <text:list-item>
          <text:list>
            <text:list-item>
              <text:p text:style-name="P184"><text:bookmark-start text:name="_Toc162377002"/>Design<text:bookmark-end text:name="_Toc162377002"/></text:p>
            </text:list-item>
          </text:list>
        </text:list-item>
      </text:list>
      <text:p text:style-name="Normal"/>
      <text:list text:style-name="LFO1" text:continue-numbering="true">
        <text:list-item>
          <text:list>
            <text:list-item>
              <text:p text:style-name="P185"><text:bookmark-start text:name="_Toc162377003"/>Core Functionality (MVP)<text:bookmark-end text:name="_Toc162377003"/></text:p>
            </text:list-item>
          </text:list>
        </text:list-item>
      </text:list>
      <text:p text:style-name="Normal"/>
      <text:list text:style-name="LFO1" text:continue-numbering="true">
        <text:list-item>
          <text:list>
            <text:list-item>
              <text:p text:style-name="P186"><text:bookmark-start text:name="_Toc162377004"/>Non-Functional Features<text:bookmark-end text:name="_Toc162377004"/></text:p>
            </text:list-item>
          </text:list>
        </text:list-item>
      </text:list>
      <text:p text:style-name="Normal"/>
      <text:list text:style-name="LFO1" text:continue-numbering="true">
        <text:list-item>
          <text:list>
            <text:list-item>
              <text:p text:style-name="P187"><text:bookmark-start text:name="_Toc162377005"/>Maintenance and Report<text:bookmark-end text:name="_Toc162377005"/></text:p>
            </text:list-item>
          </text:list>
        </text:list-item>
      </text:list>
      <text:p text:style-name="P188"/>
      <text:list text:style-name="LFO1" text:continue-numbering="true">
        <text:list-item>
          <text:p text:style-name="P189"><text:bookmark-start text:name="_Toc162377006"/><text:soft-page-break/>Testing<text:bookmark-end text:name="_Toc162377006"/></text:p>
        </text:list-item>
      </text:list>
      <text:p text:style-name="Normal"/>
      <text:list text:style-name="LFO1" text:continue-numbering="true">
        <text:list-item>
          <text:list>
            <text:list-item>
              <text:p text:style-name="P190"><text:bookmark-start text:name="_Toc162377007"/>Unit Testing<text:bookmark-end text:name="_Toc162377007"/></text:p>
            </text:list-item>
          </text:list>
        </text:list-item>
      </text:list>
      <text:p text:style-name="Normal"/>
      <text:p text:style-name="Normal">Unit testing is a “white box” approach to testing the application and allows for specifically designed tests which ensure that the system is behaving as expected.<text:s/><text:span text:style-name="T191">&lt;Section on what Unit Testing is and why it is vital&gt;</text:span><text:s/>Unit tests were performed throughout development of the whole product, ensuring that each individual system performed as expected and would either a) Not cause programme crashing; or b) not break existing parts of the programme.<text:s/><text:span text:style-name="T192">An example of a unit test for the Keystroke Analysis section of the system can be found in figure X</text:span>.</text:p>
      <text:p text:style-name="Normal"/>
      <text:list text:style-name="LFO1" text:continue-numbering="true">
        <text:list-item>
          <text:list>
            <text:list-item>
              <text:p text:style-name="P193"><text:bookmark-start text:name="_Toc162377008"/>Usability Testing<text:bookmark-end text:name="_Toc162377008"/></text:p>
            </text:list-item>
          </text:list>
        </text:list-item>
      </text:list>
      <text:p text:style-name="Normal"/>
      <text:list text:style-name="LFO1" text:continue-numbering="true">
        <text:list-item>
          <text:list>
            <text:list-item>
              <text:p text:style-name="P194"><text:bookmark-start text:name="_Toc162377009"/>Functional Testing<text:bookmark-end text:name="_Toc162377009"/></text:p>
            </text:list-item>
          </text:list>
        </text:list-item>
      </text:list>
      <text:p text:style-name="Normal"/>
      <text:p text:style-name="Normal">As previously stated, unit testing is a white box approach for testing the product. For our functional testing, a “black box” approach will be taken.<text:s/>This allows for a versatile approach to testing to ensure that the product works as intended for the end user, rather than how the source code is expecting. Functional testing was used throughout development of the product to ensure that features worked as intended. This feedback then resulted in<text:s/>quality-of-life<text:s/>changes within the project for the end user, while also ensuring that the product would be functional at the end of development. To complete the functional testing, a plan had been devised<text:s/>for all functional requirements. Each system had its own set of test cases</text:p>
      <text:p text:style-name="Normal"/>
      <text:p text:style-name="P195"/>
      <text:list text:style-name="LFO1" text:continue-numbering="true">
        <text:list-item>
          <text:p text:style-name="P196"><text:bookmark-start text:name="_Toc162377010"/><text:soft-page-break/>End of Project Report<text:bookmark-end text:name="_Toc162377010"/></text:p>
        </text:list-item>
      </text:list>
      <text:p text:style-name="Normal"/>
      <text:list text:style-name="LFO1" text:continue-numbering="true">
        <text:list-item>
          <text:list>
            <text:list-item>
              <text:p text:style-name="P197"><text:bookmark-start text:name="_Toc162377011"/>Summary<text:bookmark-end text:name="_Toc162377011"/></text:p>
            </text:list-item>
          </text:list>
        </text:list-item>
      </text:list>
      <text:p text:style-name="Normal"/>
      <text:list text:style-name="LFO1" text:continue-numbering="true">
        <text:list-item>
          <text:list>
            <text:list-item>
              <text:p text:style-name="P198"><text:bookmark-start text:name="_Toc162377012"/>Objectives Review<text:bookmark-end text:name="_Toc162377012"/></text:p>
            </text:list-item>
          </text:list>
        </text:list-item>
      </text:list>
      <text:p text:style-name="Normal"/>
      <text:list text:style-name="LFO1" text:continue-numbering="true">
        <text:list-item>
          <text:list>
            <text:list-item>
              <text:p text:style-name="P199"><text:bookmark-start text:name="_Toc162377013"/>Changes<text:s/>In<text:s/>Development<text:bookmark-end text:name="_Toc162377013"/></text:p>
            </text:list-item>
          </text:list>
        </text:list-item>
      </text:list>
      <text:list text:style-name="LFO1" text:continue-numbering="true">
        <text:list-item>
          <text:p text:style-name="P200"><text:bookmark-start text:name="_Toc162377014"/><text:soft-page-break/>Project Post-Mortem<text:bookmark-end text:name="_Toc162377014"/></text:p>
        </text:list-item>
      </text:list>
      <text:h text:style-name="Heading1" text:outline-level="1"/>
      <text:list text:style-name="LFO1" text:continue-numbering="true">
        <text:list-item>
          <text:list>
            <text:list-item>
              <text:p text:style-name="P201"><text:bookmark-start text:name="_Toc162377015"/>What Went Well?<text:bookmark-end text:name="_Toc162377015"/></text:p>
            </text:list-item>
          </text:list>
        </text:list-item>
      </text:list>
      <text:h text:style-name="Heading2" text:outline-level="2"/>
      <text:list text:style-name="LFO1" text:continue-numbering="true">
        <text:list-item>
          <text:list>
            <text:list-item>
              <text:p text:style-name="P202"><text:bookmark-start text:name="_Toc162377016"/>Lessons Learnt<text:bookmark-end text:name="_Toc162377016"/></text:p>
            </text:list-item>
          </text:list>
        </text:list-item>
      </text:list>
      <text:h text:style-name="Heading2" text:outline-level="2"/>
      <text:list text:style-name="LFO1" text:continue-numbering="true">
        <text:list-item>
          <text:list>
            <text:list-item>
              <text:p text:style-name="P203"><text:bookmark-start text:name="_Toc162377017"/>Future Development<text:bookmark-end text:name="_Toc162377017"/></text:p>
            </text:list-item>
          </text:list>
        </text:list-item>
      </text:list>
      <text:p text:style-name="P204"/>
      <text:list text:style-name="LFO1" text:continue-numbering="true">
        <text:list-item>
          <text:p text:style-name="P205"><text:bookmark-start text:name="_Toc162377018"/>Conclusion<text:bookmark-end text:name="_Toc162377018"/></text:p>
        </text:list-item>
      </text:list>
      <text:list text:style-name="LFO1" text:continue-numbering="true">
        <text:list-item>
          <text:p text:style-name="P206"><text:bookmark-start text:name="_Toc162377019"/><text:soft-page-break/>References<text:bookmark-end text:name="_Toc162377019"/></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rial" style:font-name-complex="Arial"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style:font-name="Aptos" style:font-name-complex="Aptos" style:font-weight-complex="bold" style:font-style-complex="italic" fo:letter-spacing="0.0034in" fo:font-size="36pt" style:font-size-asian="36pt"/>
    </style:style>
    <style:style style:name="TOCHeading" style:display-name="TOC Heading" style:family="paragraph" style:parent-style-name="Heading1" style:next-style-name="Normal">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 Alexander J Williams 1</meta:initial-creator>
    <dc:creator>(s) Alexander J Williams 1</dc:creator>
    <meta:creation-date>2024-03-26T18:18:00Z</meta:creation-date>
    <dc:date>2024-03-26T20:41:00Z</dc:date>
    <meta:template xlink:href="Normal.dotm" xlink:type="simple"/>
    <meta:editing-cycles>8</meta:editing-cycles>
    <meta:editing-duration>PT8280S</meta:editing-duration>
    <meta:document-statistic meta:page-count="18" meta:paragraph-count="28" meta:word-count="2161" meta:character-count="14451" meta:row-count="102" meta:non-whitespace-character-count="12318"/>
  </office:meta>
</office:document-meta>
</file>